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9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10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1" style:family="paragraph" style:parent-style-name="Standard">
      <style:text-properties fo:color="#000000" style:font-name="Arial1" fo:font-size="11pt" style:font-size-asian="11pt" style:font-size-complex="11pt"/>
    </style:style>
    <style:style style:name="P12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Prénom_20_NOM">
      <style:text-properties style:font-name="Arial1" fo:font-size="11pt" style:font-size-asian="11pt" style:font-size-complex="11pt"/>
    </style:style>
    <style:style style:name="P19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20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Arial1" fo:font-size="11pt" style:font-size-asian="11pt" style:font-size-complex="11pt"/>
    </style:style>
    <style:style style:name="P21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2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color="#000000" style:font-name="Arial1" fo:font-size="11pt" style:font-size-asian="11pt" style:font-size-complex="11pt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/>
    </style:style>
    <style:style style:name="T8" style:family="text">
      <style:text-properties style:font-name="Arial1" fo:font-size="11pt" style:font-size-asian="11pt" style:font-size-complex="11pt"/>
    </style:style>
    <style:style style:name="T9" style:family="text">
      <style:text-properties officeooo:rsid="000be0d9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numtel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2"/>
            </table:table-cell>
            <table:table-cell table:style-name="Tableau1.B1" office:value-type="string">
              <text:p text:style-name="P14"/>
            </table:table-cell>
          </table:table-row>
          <table:table-row table:style-name="Tableau1.2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5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8">Réf.:<text:span text:style-name="T3"> DPAS/SIS/BADA/SUSPENSION/</text:span><text:span text:style-name="T3"><text:date style:data-style-name="N106" text:date-value="2015-03-31T14:44:12.371000102">2015</text:date></text:span></text:p>
              <text:p text:style-name="P8"><text:span text:style-name="T2"><text:s text:c="9"/>Matricule CAF : </text:span><text:span text:style-name="T2"><text:user-field-get text:name="dossier_matricule"/></text:span></text:p>
              <text:p text:style-name="P8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8"><text:text-input text:description="">Tél. : </text:text-input> <text:user-field-get text:name="user_numtel">user_numtel</text:user-field-get></text:p>
              <text:p text:style-name="P9"/>
              <text:p text:style-name="P9"/>
              <text:p text:style-name="P9"/>
              <text:p text:style-name="P9"/>
              <text:p text:style-name="P3">Bobigny, le <text:date style:data-style-name="N36" text:date-value="2015-03-31T14:44:12.371000102">31/03/2015</text:date></text:p>
            </table:table-cell>
            <table:table-cell table:style-name="Tableau1.B3" office:value-type="string">
              <text:p text:style-name="P10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10"><text:hidden-paragraph text:condition="ooow:adresse_compladr==&quot;&quot;" text:is-hidden="true"/><text:user-field-get text:name="adresse_compladr"/></text:p>
              <text:p text:style-name="P10"><text:hidden-paragraph text:condition="ooow:adresse_complideadr==&quot;&quot;" text:is-hidden="true"/><text:user-field-get text:name="adresse_complideadr"/></text:p>
              <text:p text:style-name="P11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2"/>
        <text:p text:style-name="P4"><text:user-field-get text:name="personne_qual"/>,</text:p>
        <text:p text:style-name="P4"/>
        <text:p text:style-name="P13"><text:span text:style-name="T8">Comme je vous l’indiquais dans mon courrier du </text:span><text:span text:style-name="T4"><text:user-field-get text:name="passagecommissionep_impressionconvocation"/></text:span><text:bookmark-start text:name="__DdeLink__762_1148179062"/>,votre dossier a été transmis à l’Equipe Pluridisciplinaire (EP) qui a examiné votre situation.<text:bookmark-end text:name="__DdeLink__762_1148179062"/></text:p>
        <text:p text:style-name="P4"/>
        <text:p text:style-name="P20">Après avoir pris connaissance de son avis, il a été décidé de vous accorder un délai supplémentaire d’un mois. Je vous invite à prendre contact avec le :</text:p>
        <text:p text:style-name="P7"><text:user-field-get text:name="structurereferente_lib_struc"/></text:p>
        <text:p text:style-name="P5"><text:user-field-get text:name="structurereferente_num_voie"/> <text:user-field-get text:name="structurereferente_type_voie"/> <text:user-field-get text:name="structurereferente_nom_voie"/></text:p>
        <text:p text:style-name="P5"><text:s/><text:user-field-get text:name="structurereferente_code_postal"/> <text:user-field-get text:name="structurereferente_ville"/></text:p>
        <text:p text:style-name="P5"><text:hidden-paragraph text:condition="ooow:structurereferente_numtel==&quot;&quot;" text:is-hidden="true"/>Tél: <text:user-field-get text:name="structurereferente_numtel"/></text:p>
        <text:p text:style-name="P4"/>
        <text:p text:style-name="P4">afin de rédiger un Contrat d’Engagement Réciproque (CER). Sans CER de votre part avant le <text:date style:data-style-name="N36" text:date-value="2015-03-31T14:44:12.386000147" text:date-adjust="PT960H00M00S">10/05/2015</text:date>, votre dossier repassera en commission et vous vous exposez à une réduction de votre allocation de Revenu de Solidarité Active (RSA).</text:p>
        <text:p text:style-name="P4"/>
        <text:p text:style-name="P19">Je reste à votre entière disposition pour tout renseignement complémentaire.</text:p>
        <text:p text:style-name="P4"/>
        <text:p text:style-name="P6">Je vous prie d’agréer, <text:span text:style-name="T7"><text:user-field-get text:name="personne_qual"/></text:span>, l’expression de mes salutations distinguées.</text:p>
        <text:p text:style-name="P16"/>
        <text:p text:style-name="P16"/>
        <text:p text:style-name="P17">Pour le Président du <text:span text:style-name="T9">C</text:span>onseil <text:span text:style-name="T9">départemental</text:span></text:p>
        <text:p text:style-name="P17">et par délégation</text:p>
        <text:p text:style-name="P17"/>
        <text:p text:style-name="P18"/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44:12.230000000</dc:date>
    <dc:creator>linda baitech</dc:creator>
    <meta:editing-duration>PT5H48M32S</meta:editing-duration>
    <meta:editing-cycles>99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9" meta:word-count="138" meta:character-count="892" meta:non-whitespace-character-count="748"/>
  </office:meta>
</office:document-meta>
</file>